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1T20:55:42</dc:date>
    <dc:creator>Gregory Kapfhammer</dc:creator>
    <meta:editing-duration>P27DT1H34M52S</meta:editing-duration>
    <meta:editing-cycles>26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91" meta:object-count="0"/>
  </office:meta>
</office:document-meta>
</file>